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officeooo:rsid="003869fb" officeooo:paragraph-rsid="003869fb"/>
    </style:style>
    <style:style style:name="P5" style:family="paragraph" style:parent-style-name="Standard" style:list-style-name="L2">
      <style:text-properties style:font-name="Calibri" officeooo:rsid="003869fb" officeooo:paragraph-rsid="003869fb"/>
    </style:style>
    <style:style style:name="P6" style:family="paragraph" style:parent-style-name="Standard" style:list-style-name="L3">
      <style:text-properties style:font-name="Calibri" fo:font-size="12pt" fo:font-weight="normal" officeooo:rsid="00392e69" officeooo:paragraph-rsid="00392e6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20bdca"/>
    </style:style>
    <style:style style:name="P9" style:family="paragraph" style:parent-style-name="Standard">
      <style:text-properties fo:font-weight="bold" officeooo:paragraph-rsid="0020bdca" style:font-weight-asian="bold" style:font-weight-complex="bold"/>
    </style:style>
    <style:style style:name="P10" style:family="paragraph" style:parent-style-name="Standard"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92e69" officeooo:paragraph-rsid="00392e6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92e69" officeooo:paragraph-rsid="00392e69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0bdca" style:font-size-asian="12pt" style:font-size-complex="12pt"/>
    </style:style>
    <style:style style:name="P1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22346" officeooo:paragraph-rsid="00322346" style:font-size-asian="12pt" style:font-size-complex="12pt"/>
    </style:style>
    <style:style style:name="P16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Calibri" fo:font-size="12pt" fo:font-weight="bold" officeooo:rsid="0020bdca" officeooo:paragraph-rsid="0020bdc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a0fee" officeooo:paragraph-rsid="003a0fee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a0fee" officeooo:paragraph-rsid="003a0fee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e7df8" officeooo:paragraph-rsid="002e7df8" style:font-size-asian="12pt" style:font-size-complex="12pt"/>
    </style:style>
    <style:style style:name="P2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31757" officeooo:paragraph-rsid="00331757" style:font-size-asian="12pt" style:font-size-complex="12pt"/>
    </style:style>
    <style:style style:name="P2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a0fee" officeooo:paragraph-rsid="003a0fee" style:font-size-asian="12pt" style:font-size-complex="12pt"/>
    </style:style>
    <style:style style:name="P2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4eae9" officeooo:paragraph-rsid="0034eae9" style:font-size-asian="12pt" style:font-size-complex="12pt"/>
    </style:style>
    <style:style style:name="P25" style:family="paragraph" style:parent-style-name="Standard">
      <style:text-properties style:font-name="Calibri" fo:font-size="12pt" fo:font-weight="bold" officeooo:rsid="0020bdca" officeooo:paragraph-rsid="00219a62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a577a" officeooo:paragraph-rsid="003a577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a577a" officeooo:paragraph-rsid="003a577a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3b754c" officeooo:paragraph-rsid="003b754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19a62" style:font-size-asian="12pt" style:font-size-complex="12pt"/>
    </style:style>
    <style:style style:name="P32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3b754c" officeooo:paragraph-rsid="003b754c" style:font-size-asian="12pt" style:font-size-complex="12pt"/>
    </style:style>
    <style:style style:name="P33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34" style:family="paragraph" style:parent-style-name="Standard">
      <style:text-properties officeooo:paragraph-rsid="00219a62"/>
    </style:style>
    <style:style style:name="P35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3b754c" officeooo:paragraph-rsid="003b754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Calibri" officeooo:paragraph-rsid="00219a62"/>
    </style:style>
    <style:style style:name="P37" style:family="paragraph" style:parent-style-name="Standard">
      <style:text-properties style:font-name="Calibri" fo:font-weight="bold" officeooo:paragraph-rsid="00219a62" style:font-weight-asian="bold" style:font-weight-complex="bold"/>
    </style:style>
    <style:style style:name="P38" style:family="paragraph" style:parent-style-name="Standard"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T1" style:family="text">
      <style:text-properties officeooo:rsid="003a577a"/>
    </style:style>
    <style:style style:name="T2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officeooo:rsid="0020bdca" style:font-size-asian="12pt" style:font-size-complex="12pt"/>
    </style:style>
    <style:style style:name="T4" style:family="text">
      <style:text-properties style:font-name="Calibri" fo:font-size="12pt" fo:font-style="italic" officeooo:rsid="00392e69" style:font-size-asian="12pt" style:font-style-asian="italic" style:font-size-complex="12pt" style:font-style-complex="italic"/>
    </style:style>
    <style:style style:name="T5" style:family="text">
      <style:text-properties style:font-name="Calibri" fo:font-size="12pt" officeooo:rsid="00392e69" style:font-size-asian="12pt" style:font-size-complex="12pt"/>
    </style:style>
    <style:style style:name="T6" style:family="text">
      <style:text-properties officeooo:rsid="00322346"/>
    </style:style>
    <style:style style:name="T7" style:family="text">
      <style:text-properties fo:font-style="italic" officeooo:rsid="00392e69" style:font-style-asian="italic" style:font-style-complex="italic"/>
    </style:style>
    <style:style style:name="T8" style:family="text">
      <style:text-properties officeooo:rsid="00392e69"/>
    </style:style>
    <style:style style:name="T9" style:family="text">
      <style:text-properties officeooo:rsid="0022edd6"/>
    </style:style>
    <style:style style:name="T10" style:family="text">
      <style:text-properties officeooo:rsid="003a0fee"/>
    </style:style>
    <style:style style:name="T11" style:family="text">
      <style:text-properties officeooo:rsid="00331757"/>
    </style:style>
    <style:style style:name="T12" style:family="text">
      <style:text-properties fo:font-style="italic" officeooo:rsid="003a0fee" style:font-style-asian="italic" style:font-style-complex="italic"/>
    </style:style>
    <style:style style:name="T13" style:family="text">
      <style:text-properties officeooo:rsid="0034eae9"/>
    </style:style>
    <style:style style:name="T14" style:family="text">
      <style:text-properties officeooo:rsid="003b754c"/>
    </style:style>
    <style:style style:name="T15" style:family="text">
      <style:text-properties fo:font-style="italic" officeooo:rsid="003a577a" style:font-style-asian="italic" style:font-style-complex="italic"/>
    </style:style>
    <style:style style:name="T16" style:family="text">
      <style:text-properties officeooo:rsid="002e7df8"/>
    </style:style>
    <style:style style:name="T17" style:family="text">
      <style:text-properties officeooo:rsid="00248e69"/>
    </style:style>
    <style:style style:name="T18" style:family="text">
      <style:text-properties style:font-name="Calibri" fo:font-size="12pt" fo:font-weight="normal" officeooo:rsid="00219a62" style:font-size-asian="10.5pt" style:font-weight-asian="normal" style:font-size-complex="12pt" style:font-weight-complex="normal"/>
    </style:style>
    <style:style style:name="T19" style:family="text">
      <style:text-properties officeooo:rsid="00219a62"/>
    </style:style>
    <style:style style:name="T20" style:family="text">
      <style:text-properties fo:font-style="italic" officeooo:rsid="003b754c" style:font-style-asian="italic" style:font-style-complex="italic"/>
    </style:style>
    <style:style style:name="T21" style:family="text">
      <style:text-properties officeooo:rsid="0035ae93"/>
    </style:style>
    <style:style style:name="T22" style:family="text">
      <style:text-properties fo:font-size="12pt" fo:font-weight="normal" officeooo:rsid="0020bdca" style:font-size-asian="12pt" style:font-weight-asian="normal" style:font-size-complex="12pt" style:font-weight-complex="normal"/>
    </style:style>
    <style:style style:name="T23" style:family="text">
      <style:text-properties fo:font-size="12pt" officeooo:rsid="0020bdca" style:font-size-asian="12pt" style:font-size-complex="12pt"/>
    </style:style>
    <style:style style:name="T24" style:family="text">
      <style:text-properties fo:font-size="12pt" fo:font-style="italic" officeooo:rsid="003b754c" style:font-size-asian="12pt" style:font-style-asian="italic" style:font-size-complex="12pt" style:font-style-complex="italic"/>
    </style:style>
    <style:style style:name="T25" style:family="text">
      <style:text-properties fo:font-size="12pt" officeooo:rsid="003b754c" style:font-size-asian="12pt" style:font-size-complex="12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76b25" style:font-style-asian="italic" style:font-style-complex="italic"/>
    </style:style>
    <style:style style:name="T28" style:family="text">
      <style:text-properties officeooo:rsid="002eef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Attivita</text:p>
        </text:list-item>
        <text:list-item>
          <text:p text:style-name="P4">Cliente</text:p>
        </text:list-item>
        <text:list-item>
          <text:p text:style-name="P4">Intervento</text:p>
        </text:list-item>
        <text:list-item>
          <text:p text:style-name="P4">Personale</text:p>
        </text:list-item>
        <text:list-item>
          <text:p text:style-name="P4">Qualifica</text:p>
        </text:list-item>
        <text:list-item>
          <text:p text:style-name="P4">Specie</text:p>
        </text:list-item>
        <text:list-item>
          <text:p text:style-name="P4">Tipo</text:p>
        </text:list-item>
      </text:list>
      <text:p text:style-name="P2"/>
      <text:p text:style-name="P3">Attributi entità:</text:p>
      <text:list text:style-name="L2">
        <text:list-item>
          <text:p text:style-name="P5">Attivita: Nome, Costo, Codice (PK)</text:p>
        </text:list-item>
        <text:list-item>
          <text:p text:style-name="P5">Cliente: Nome, Cognome, Data, Privato, <text:span text:style-name="T1">Telefono, </text:span>ID (PK)</text:p>
        </text:list-item>
        <text:list-item>
          <text:p text:style-name="P5">Intervento: Data, DataEffetuazione, ID (PK)</text:p>
        </text:list-item>
        <text:list-item>
          <text:p text:style-name="P5">Personale: Nome, Cognome, Anno, ID (PK)</text:p>
        </text:list-item>
        <text:list-item>
          <text:p text:style-name="P5">Qualifica: Nome, ID (PK)</text:p>
        </text:list-item>
        <text:list-item>
          <text:p text:style-name="P5">Specie: Nome, Descrizione, Img, Esterno, Coltivazione, Esposizione, Stagione, ID (PK)</text:p>
        </text:list-item>
        <text:list-item>
          <text:p text:style-name="P5">Tipo: Nome, Costo, ID (PK)</text:p>
        </text:list-item>
      </text:list>
      <text:p text:style-name="P2"/>
      <text:p text:style-name="P3">Associazioni indivuate:</text:p>
      <text:list text:style-name="L3">
        <text:list-item>
          <text:p text:style-name="P6">Specie-Tipo: Appartenere</text:p>
        </text:list-item>
        <text:list-item>
          <text:p text:style-name="P6">Personale-Qualifica: Possedere</text:p>
        </text:list-item>
        <text:list-item>
          <text:p text:style-name="P6">Personale-Specie: Custodire</text:p>
        </text:list-item>
        <text:list-item>
          <text:p text:style-name="P6">Personale-<text:span text:style-name="T1">Intervento</text:span>: Svolgere</text:p>
        </text:list-item>
        <text:list-item>
          <text:p text:style-name="P6">Attivita-Intervento: Coinvolgere</text:p>
        </text:list-item>
        <text:list-item>
          <text:p text:style-name="P6">Intervento-Cliente: Prenotare</text:p>
        </text:list-item>
        <text:list-item>
          <text:p text:style-name="P6">Intervento-Specie: Coinvolgere</text:p>
        </text:list-item>
      </text:list>
      <text:p text:style-name="P7"/>
      <text:p text:style-name="P8"><text:span text:style-name="T2"/></text:p>
      <text:p text:style-name="P9"><text:span text:style-name="T3">Associazione </text:span><text:span text:style-name="T4">Appartenere</text:span><text:span text:style-name="T3"> tra </text:span><text:span text:style-name="T5">Specie-Tipo</text:span><text:span text:style-name="T3">:</text:span></text:p>
      <text:p text:style-name="P10"/>
      <text:p text:style-name="P11">Un Tipo deve appartenere ad una Specie.</text:p>
      <text:p text:style-name="P11">A una Specie possono appartenere uno o più Tipi.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Tipo</text:p>
          </table:table-cell>
          <table:table-cell table:style-name="Table1.A1" office:value-type="string">
            <text:p text:style-name="P13">Specie</text:p>
          </table:table-cell>
        </table:table-row>
        <table:table-row>
          <table:table-cell table:style-name="Table1.A1" office:value-type="string">
            <text:p text:style-name="P14">1 </text:p>
          </table:table-cell>
          <table:table-cell table:style-name="Table1.A1" office:value-type="string">
            <text:p text:style-name="P14"><text:span text:style-name="T6">1</text:span>..<text:span text:style-name="T6">1</text:span></text:p>
          </table:table-cell>
        </table:table-row>
        <table:table-row>
          <table:table-cell table:style-name="Table1.A1" office:value-type="string">
            <text:p text:style-name="P15">0..N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15">N</text:p>
          </table:table-cell>
          <table:table-cell table:style-name="Table1.A1" office:value-type="string">
            <text:p text:style-name="P15">1</text:p>
          </table:table-cell>
        </table:table-row>
      </table:table>
      <text:p text:style-name="P12"/>
      <text:p text:style-name="P16">L’associazione <text:span text:style-name="T7">Appartenere</text:span> tra <text:span text:style-name="T8">Specie-Tipo</text:span><text:span text:style-name="T9"> </text:span>è di tipo 1:N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Associazione <text:span text:style-name="T7">Possedere</text:span> tra <text:span text:style-name="T8">Personale-Qualifica</text:span>:</text:p>
      <text:p text:style-name="P10"/>
      <text:p text:style-name="P19">Un Personale deve possedere una Qualifica.</text:p>
      <text:p text:style-name="P19">Una Qualifica può essere posseduta da uno o più Personale.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Personale</text:p>
          </table:table-cell>
          <table:table-cell table:style-name="Table2.A1" office:value-type="string">
            <text:p text:style-name="P20">Qualifica</text:p>
          </table:table-cell>
        </table:table-row>
        <table:table-row>
          <table:table-cell table:style-name="Table2.A1" office:value-type="string">
            <text:p text:style-name="P14">1 </text:p>
          </table:table-cell>
          <table:table-cell table:style-name="Table2.A1" office:value-type="string">
            <text:p text:style-name="P14"><text:span text:style-name="T10">1</text:span>..<text:span text:style-name="T10">1</text:span></text:p>
          </table:table-cell>
        </table:table-row>
        <table:table-row>
          <table:table-cell table:style-name="Table2.A1" office:value-type="string">
            <text:p text:style-name="P21"><text:span text:style-name="T11">0</text:span>..<text:span text:style-name="T11">N</text:span></text:p>
          </table:table-cell>
          <table:table-cell table:style-name="Table2.A1" office:value-type="string">
            <text:p text:style-name="P14">1</text:p>
          </table:table-cell>
        </table:table-row>
        <table:table-row>
          <table:table-cell table:style-name="Table2.A1" office:value-type="string">
            <text:p text:style-name="P22">N</text:p>
          </table:table-cell>
          <table:table-cell table:style-name="Table2.A1" office:value-type="string">
            <text:p text:style-name="P23">1</text:p>
          </table:table-cell>
        </table:table-row>
      </table:table>
      <text:p text:style-name="P12"/>
      <text:p text:style-name="P16">L’associazione <text:span text:style-name="T12">Possedere</text:span> tra <text:span text:style-name="T10">Qualifica-Personale</text:span> è di tipo <text:span text:style-name="T10">1</text:span>:N.</text:p>
      <text:p text:style-name="P17"/>
      <text:p text:style-name="P18">Associazione <text:span text:style-name="T12">Custodire</text:span> tra <text:span text:style-name="T10">Personale-Specie</text:span>:</text:p>
      <text:p text:style-name="P10"/>
      <text:p text:style-name="P19">Un Personale può custodire uno o più Speci.</text:p>
      <text:p text:style-name="P19">Una Specie deve essere custodita da un Personale.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Personale</text:p>
          </table:table-cell>
          <table:table-cell table:style-name="Table3.A1" office:value-type="string">
            <text:p text:style-name="P20">Specie</text:p>
          </table:table-cell>
        </table:table-row>
        <table:table-row>
          <table:table-cell table:style-name="Table3.A1" office:value-type="string">
            <text:p text:style-name="P14">1 </text:p>
          </table:table-cell>
          <table:table-cell table:style-name="Table3.A1" office:value-type="string">
            <text:p text:style-name="P14"><text:span text:style-name="T13">0</text:span>..<text:span text:style-name="T13">N</text:span></text:p>
          </table:table-cell>
        </table:table-row>
        <table:table-row>
          <table:table-cell table:style-name="Table3.A1" office:value-type="string">
            <text:p text:style-name="P14"><text:span text:style-name="T13">1</text:span>..<text:span text:style-name="T13">1</text:span></text:p>
          </table:table-cell>
          <table:table-cell table:style-name="Table3.A1" office:value-type="string">
            <text:p text:style-name="P14">1</text:p>
          </table:table-cell>
        </table:table-row>
        <table:table-row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P24">N</text:p>
          </table:table-cell>
        </table:table-row>
      </table:table>
      <text:p text:style-name="P12"/>
      <text:p text:style-name="P16">L’associazione <text:span text:style-name="T12">Custodire</text:span> tra <text:span text:style-name="T10">Personale-Specie</text:span> è di tipo 1:N.</text:p>
      <text:p text:style-name="P16"/>
      <text:p text:style-name="P25">Associazione <text:span text:style-name="T12">Svolgere</text:span> tra <text:span text:style-name="T10">Personale-</text:span><text:span text:style-name="T1">Intervento</text:span>:</text:p>
      <text:p text:style-name="P26"/>
      <text:p text:style-name="P27">Un Personale può svolgere una o più Interventi.</text:p>
      <text:p text:style-name="P27">Un Intervento può essere svolto da <text:span text:style-name="T14">uno o più Personali</text:span>.</text:p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Personale</text:p>
          </table:table-cell>
          <table:table-cell table:style-name="Table4.A1" office:value-type="string">
            <text:p text:style-name="P30">Intervento</text:p>
          </table:table-cell>
        </table:table-row>
        <table:table-row>
          <table:table-cell table:style-name="Table4.A1" office:value-type="string">
            <text:p text:style-name="P31">1 </text:p>
          </table:table-cell>
          <table:table-cell table:style-name="Table4.A1" office:value-type="string">
            <text:p text:style-name="P31">0..N</text:p>
          </table:table-cell>
        </table:table-row>
        <table:table-row>
          <table:table-cell table:style-name="Table4.A1" office:value-type="string">
            <text:p text:style-name="P31"><text:span text:style-name="T14">0.</text:span>.<text:span text:style-name="T14">N</text:span></text:p>
          </table:table-cell>
          <table:table-cell table:style-name="Table4.A1" office:value-type="string">
            <text:p text:style-name="P31">1</text:p>
          </table:table-cell>
        </table:table-row>
        <table:table-row>
          <table:table-cell table:style-name="Table4.A1" office:value-type="string">
            <text:p text:style-name="P32">N</text:p>
          </table:table-cell>
          <table:table-cell table:style-name="Table4.A1" office:value-type="string">
            <text:p text:style-name="P31">N</text:p>
          </table:table-cell>
        </table:table-row>
      </table:table>
      <text:p text:style-name="P28"/>
      <text:p text:style-name="P33">L’associazione <text:span text:style-name="T15">Svolgere</text:span> tra <text:span text:style-name="T14">Personale-Intervento</text:span><text:span text:style-name="T16"> </text:span>è di tipo <text:span text:style-name="T14">N</text:span><text:span text:style-name="T17">:N.</text:span></text:p>
      <text:p text:style-name="P34"><text:span text:style-name="T18"/></text:p>
      <text:p text:style-name="P25">Associazione <text:span text:style-name="T14">Coinvolgere</text:span> tra <text:span text:style-name="T14">Attivita-Intervento</text:span>:</text:p>
      <text:p text:style-name="P26"/>
      <text:p text:style-name="P35">Un Attivita può essere coinvolta in uno o più Interventi.</text:p>
      <text:p text:style-name="P35">In un Intervento deve essere coinvolta un Attivita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Attivita</text:p>
          </table:table-cell>
          <table:table-cell table:style-name="Table5.A1" office:value-type="string">
            <text:p text:style-name="P30">Intervento</text:p>
          </table:table-cell>
        </table:table-row>
        <table:table-row>
          <table:table-cell table:style-name="Table5.A1" office:value-type="string">
            <text:p text:style-name="P31">1 </text:p>
          </table:table-cell>
          <table:table-cell table:style-name="Table5.A1" office:value-type="string">
            <text:p text:style-name="P32">0..N</text:p>
          </table:table-cell>
        </table:table-row>
        <table:table-row>
          <table:table-cell table:style-name="Table5.A1" office:value-type="string">
            <text:p text:style-name="P32">1..1</text:p>
          </table:table-cell>
          <table:table-cell table:style-name="Table5.A1" office:value-type="string">
            <text:p text:style-name="P31">1</text:p>
          </table:table-cell>
        </table:table-row>
        <table:table-row>
          <table:table-cell table:style-name="Table5.A1" office:value-type="string">
            <text:p text:style-name="P32">1</text:p>
          </table:table-cell>
          <table:table-cell table:style-name="Table5.A1" office:value-type="string">
            <text:p text:style-name="P32">N</text:p>
          </table:table-cell>
        </table:table-row>
      </table:table>
      <text:p text:style-name="P28"/>
      <text:p text:style-name="P33"><text:span text:style-name="T19">L’associazione </text:span><text:span text:style-name="T20">Coinvolgere</text:span><text:span text:style-name="T19"> tra </text:span><text:span text:style-name="T14">Attivita-Intervento</text:span><text:span text:style-name="T21"> </text:span><text:span text:style-name="T19">è di tipo </text:span><text:span text:style-name="T14">1:N</text:span><text:span text:style-name="T19">.</text:span></text:p>
      <text:p text:style-name="P36"><text:span text:style-name="T22"/></text:p>
      <text:p text:style-name="P36"><text:span text:style-name="T22"/></text:p>
      <text:p text:style-name="P37"><text:span text:style-name="T23"/></text:p>
      <text:p text:style-name="P37"><text:soft-page-break/><text:span text:style-name="T23">Associazione </text:span><text:span text:style-name="T24">Prenotare</text:span><text:span text:style-name="T23"> tra </text:span><text:span text:style-name="T25">Intervento-Cliente</text:span><text:span text:style-name="T23">:</text:span></text:p>
      <text:p text:style-name="P26"/>
      <text:p text:style-name="P35">Un Cliente può prenotare uno o più Interventi.</text:p>
      <text:p text:style-name="P35">Un Intervento deve essere prenotato da un Cliente.</text:p>
      <text:p text:style-name="P2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Cliente</text:p>
          </table:table-cell>
          <table:table-cell table:style-name="Table6.A1" office:value-type="string">
            <text:p text:style-name="P30">Intervento</text:p>
          </table:table-cell>
        </table:table-row>
        <table:table-row>
          <table:table-cell table:style-name="Table6.A1" office:value-type="string">
            <text:p text:style-name="P31">1 </text:p>
          </table:table-cell>
          <table:table-cell table:style-name="Table6.A1" office:value-type="string">
            <text:p text:style-name="P32">0..N</text:p>
          </table:table-cell>
        </table:table-row>
        <table:table-row>
          <table:table-cell table:style-name="Table6.A1" office:value-type="string">
            <text:p text:style-name="P32">1..1</text:p>
          </table:table-cell>
          <table:table-cell table:style-name="Table6.A1" office:value-type="string">
            <text:p text:style-name="P31">1</text:p>
          </table:table-cell>
        </table:table-row>
        <table:table-row>
          <table:table-cell table:style-name="Table6.A1" office:value-type="string">
            <text:p text:style-name="P32">1</text:p>
          </table:table-cell>
          <table:table-cell table:style-name="Table6.A1" office:value-type="string">
            <text:p text:style-name="P32">N</text:p>
          </table:table-cell>
        </table:table-row>
      </table:table>
      <text:p text:style-name="P28"/>
      <text:p text:style-name="P33">L’associazione <text:span text:style-name="T20">Prenotare</text:span> tra <text:span text:style-name="T14">Cliente-Intervento</text:span> è di tipo 1:N.</text:p>
      <text:p text:style-name="P38"/>
      <text:p text:style-name="P25">Associazione<text:span text:style-name="T26"> </text:span><text:span text:style-name="T20">Coinvolgere</text:span><text:span text:style-name="T27"> </text:span>tra <text:span text:style-name="T14">Specie-Intervento</text:span>:</text:p>
      <text:p text:style-name="P26"/>
      <text:p text:style-name="P35">Una Specie può essere coinvolta in uno o più Interventi.</text:p>
      <text:p text:style-name="P35">In un Intervento possono essere coinvolta più Speci</text:p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Specie</text:p>
          </table:table-cell>
          <table:table-cell table:style-name="Table7.A1" office:value-type="string">
            <text:p text:style-name="P30">Intervento</text:p>
          </table:table-cell>
        </table:table-row>
        <table:table-row>
          <table:table-cell table:style-name="Table7.A1" office:value-type="string">
            <text:p text:style-name="P31">1 </text:p>
          </table:table-cell>
          <table:table-cell table:style-name="Table7.A1" office:value-type="string">
            <text:p text:style-name="P31"><text:span text:style-name="T28">0</text:span>..N</text:p>
          </table:table-cell>
        </table:table-row>
        <table:table-row>
          <table:table-cell table:style-name="Table7.A1" office:value-type="string">
            <text:p text:style-name="P31"><text:span text:style-name="T14">0</text:span>..<text:span text:style-name="T14">N</text:span></text:p>
          </table:table-cell>
          <table:table-cell table:style-name="Table7.A1" office:value-type="string">
            <text:p text:style-name="P31">1</text:p>
          </table:table-cell>
        </table:table-row>
        <table:table-row>
          <table:table-cell table:style-name="Table7.A1" office:value-type="string">
            <text:p text:style-name="P32">N</text:p>
          </table:table-cell>
          <table:table-cell table:style-name="Table7.A1" office:value-type="string">
            <text:p text:style-name="P31">N</text:p>
          </table:table-cell>
        </table:table-row>
      </table:table>
      <text:p text:style-name="P28"/>
      <text:p text:style-name="P33">L’associazione <text:span text:style-name="T20">Coinvolgere</text:span> tra <text:span text:style-name="T14">Specie-Intervento</text:span> è di tipo <text:span text:style-name="T14">N</text:span>:N.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9:15.525538026</meta:creation-date>
    <dc:date>2025-05-05T00:36:48.815004346</dc:date>
    <meta:editing-duration>PT6H26M50S</meta:editing-duration>
    <meta:editing-cycles>15</meta:editing-cycles>
    <meta:generator>LibreOffice/24.8.4.2$Linux_X86_64 LibreOffice_project/bb3cfa12c7b1bf994ecc5649a80400d06cd71002</meta:generator>
    <meta:document-statistic meta:table-count="7" meta:image-count="0" meta:object-count="0" meta:page-count="3" meta:paragraph-count="109" meta:word-count="351" meta:character-count="2338" meta:non-whitespace-character-count="2110"/>
  </office:meta>
</office:document-meta>
</file>